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9:44:33.913016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6-24T10:06:13.042096337</dc:date>
    <meta:editing-duration>PT13H50M6S</meta:editing-duration>
    <meta:editing-cycles>140</meta:editing-cycles>
    <meta:generator>LibreOffice/6.4.4.2$Linux_X86_64 LibreOffice_project/40$Build-2</meta:generator>
    <meta:document-statistic meta:table-count="62" meta:cell-count="2255" meta:object-count="0"/>
  </office:meta>
</office:document-meta>
</file>